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Text_20_body">
      <style:paragraph-properties fo:background-color="#e6e6e6">
        <style:background-image/>
      </style:paragraph-properties>
    </style:style>
    <style:style style:name="P3" style:family="paragraph" style:parent-style-name="Text_20_body" style:list-style-name="L1"/>
    <style:style style:name="T1" style:family="text">
      <style:text-properties fo:font-weight="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tting started with Milk</text:h>
      <text:list xml:id="list800190886" text:style-name="L1">
        <text:list-item>
          <text:p text:style-name="P3">Go to the home directory of your site (not the document root).</text:p>
        </text:list-item>
        <text:list-item>
          <text:p text:style-name="P3">Run `svn export <text:a xlink:type="simple" xlink:href="https://seed1.projectlocker.com/sau/Milk/svn/trunk/html/milk/bin/setup">https://seed1.projectlocker.com/sau/Milk/svn/trunk/html/milk/bin/setup</text:a>`. This will download the setup script.</text:p>
        </text:list-item>
        <text:list-item>
          <text:p text:style-name="P3">Run ./setup (You might need to set execute permission on the script first). The script will firstly export a copy of the milk trunk code.</text:p>
        </text:list-item>
        <text:list-item>
          <text:p text:style-name="P3">You will be asked if you want to setup a “site theme”. Generally you will want to so type “y” and hit Enter.</text:p>
        </text:list-item>
        <text:list-item>
          <text:p text:style-name="P3">You will then be asked for a theme name. Type a name in all lower case using alphanumeric characters only and hit Enter.</text:p>
        </text:list-item>
        <text:list-item>
          <text:p text:style-name="P3">You will be asked if you want to set up default URL mapping. If done, this will overwrite the index.php file with URL mapping that matches /(something).html and /(something)/anything.html to modules of the same name. Type “y” to set up the mapping and hit Enter.</text:p>
        </text:list-item>
        <text:list-item>
          <text:p text:style-name="P3">From here you can start working on your template, controls and modules</text:p>
        </text:list-item>
      </text:list>
      <text:h text:style-name="Heading_20_1" text:outline-level="1">Starting coding</text:h>
      <text:p text:style-name="P1">Generally the best place to start is by setting up your main site template. Milk starts off with one template by default which is located in /milk/app/templates/default.php. You can modify this in any way to achieve the desired results.</text:p>
      <text:p text:style-name="P1">For template specific (e.g. not related to any specific controls) images the script above created a /img directory.</text:p>
      <text:p text:style-name="P1">For template specific CSS (e.g. not related to any specific controls) the script above create a css file in /css/style.css. If you are to use this CSS file you will need to include that css file when you create template controls. This can be done by extending the template control in your site specific theme. For example add the following code in /milk/ext/theme/&lt;yourtheme/&lt;yourtheme&gt;.php:</text:p>
      <text:p text:style-name="P2"><text:span text:style-name="Example"><text:s text:c="8"/>public function Template($ctrl) {</text:span></text:p>
      <text:p text:style-name="P2"><text:span text:style-name="Example"><text:s text:c="12"/>$ctrl-&gt;addCSS('/css/styles.css');</text:span></text:p>
      <text:p text:style-name="P2"><text:span text:style-name="Example"><text:s text:c="12"/>parent::Template($ctrl);</text:span></text:p>
      <text:p text:style-name="P2"><text:span text:style-name="Example"><text:s text:c="8"/>}</text:span></text:p>
      <text:h text:style-name="Heading_20_1" text:outline-level="1">Milk locations</text:h>
      <text:p text:style-name="Text_20_body"><text:span text:style-name="T1">index.php<text:line-break/></text:span>Use this to have all your url mapping etc. I can send you through some examples of this if needed.<text:line-break/><text:line-break/><text:span text:style-name="T1">/milk/app/<text:line-break/></text:span>In here you will find anything site specific including config, modules, cache (for uploading media etc), libs, deps (dependencies). All of your modules will need to go in the module dir. The cache dir in here needs to be writable by apache (I generally do this with `setfacl -m user:apache:rwx` and `setfacl -m group:apache:rwx`)<text:line-break/><text:soft-page-break/><text:line-break/><text:span text:style-name="T1">/milk/base/<text:line-break/></text:span>All of the "standard" milk stuff is in here including the default theme. You shouldn't need to change anything at all in here.<text:line-break/><text:line-break/><text:span text:style-name="T1">/milk/ext/<text:line-break/></text:span>This is where all the extended themes go. You will see in here that I have added a "fliquid" theme for you to use for this site. Any new "controls" (widgets) go in /milk/ext/control/fliquid.php and the layout/css/images/js go in /milk/ext/theme/fliquid. I will also install the fliquid admin theme I've got in there to create the back en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Citation" style:family="text">
      <style:text-properties fo:font-style="italic" style:font-style-asian="italic" style:font-style-complex="italic"/>
    </style:style>
    <style:style style:name="Example"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2T17:11:26</meta:creation-date>
    <dc:date>2010-11-01T08:20:36</dc:date>
    <meta:editing-duration>PT00H04M31S</meta:editing-duration>
    <meta:editing-cycles>2</meta:editing-cycles>
    <meta:generator>OpenOffice.org/3.2$Linux OpenOffice.org_project/320m12$Build-9483</meta:generator>
    <meta:document-statistic meta:table-count="0" meta:image-count="0" meta:object-count="0" meta:page-count="2" meta:paragraph-count="18" meta:word-count="453" meta:character-count="2768"/>
    <meta:user-defined meta:name="Info 1"/>
    <meta:user-defined meta:name="Info 2"/>
    <meta:user-defined meta:name="Info 3"/>
    <meta:user-defined meta:name="Info 4"/>
  </office:meta>
</office:document-meta>
</file>